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office:value-type="string">
            <text:p>До 1961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 table:number-columns-repeated="1013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40">
            <text:p>40</text:p>
          </table:table-cell>
          <table:table-cell table:number-columns-repeated="1013"/>
        </table:table-row>
        <table:table-row table:style-name="ro1">
          <table:table-cell office:value-type="string">
            <text:p>Барселона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Манчестер Юнайтед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Милан (Милан)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Атлетико (Мадрид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Челси (Лондон)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Интер (Милан)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Аяк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Бенфика (Лиссабон)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Боруссия (Дортмунд)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Севиль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Боруссия Мёнхенгладбах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Гамбург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Црвена Звезд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Айнтрахт Франкфурт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Фиорентина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Рома (Рим)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Кёльн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До 1961 включ.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5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Шальк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Стандард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Глазго Рейнджерс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3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>
            <text:p>Сарагоса</text:p>
          </table:table-cell>
          <table:table-cell/>
          <table:table-cell table:style-name="ce3"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КБ Копенгаге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хиберниан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рапид вен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партиза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мтк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реймс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вулверхэмпто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ницца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грассхоппер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цска софи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аустрия в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Динамо (Загреб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руда гвез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вашаш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До 1961 включ.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лозан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янг бойз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Орху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Бернли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8.03.2020</text:date>, <text:time>12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51M40S</meta:editing-duration>
    <meta:editing-cycles>728</meta:editing-cycles>
    <meta:generator>OpenOffice/4.1.1$Win32 OpenOffice.org_project/411m6$Build-9775</meta:generator>
    <dc:date>2020-03-08T12:27:20.24</dc:date>
    <meta:document-statistic meta:table-count="1" meta:cell-count="215" meta:object-count="0"/>
    <meta:user-defined meta:name="Info 1"/>
    <meta:user-defined meta:name="Info 2"/>
    <meta:user-defined meta:name="Info 3"/>
    <meta:user-defined meta:name="Info 4"/>
  </office:meta>
</office:document-meta>
</file>